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252cm" fo:min-width="0cm" fo:padding-top="0.15cm" fo:padding-bottom="0.15cm" fo:padding-left="0.275cm" fo:padding-right="0.275cm" fo:wrap-option="wrap" loext:decorative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64cm" fo:min-width="0cm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5cm" svg:y1="1.028cm" svg:x2="2.25cm" svg:y2="2.468cm">
          <text:p/>
        </draw:line>
        <draw:custom-shape draw:style-name="gr2" draw:text-style-name="P2" draw:layer="layout" svg:width="0.2cm" svg:height="0.2cm" svg:x="2.151cm" svg:y="2.4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12§latex§$U(t)$§svg§600§TRUE§</svg:desc>
          <draw:g draw:style-name="gr4">
            <draw:path draw:style-name="gr5" draw:text-style-name="P3" draw:layer="layout" svg:width="0.29cm" svg:height="0.295cm" svg:x="1.141cm" svg:y="2.704cm" svg:viewBox="0 0 291 296" svg:d="M239 44c4-18 12-30 45-31 3 0 7-1 7-8 0-1 0-5-4-5-15 0-29 1-44 1-14 0-30-1-44-1-2 0-7 0-7 8 0 5 5 5 7 5 24 0 29 9 29 18 0 1 0 7-1 8-13 51-25 101-38 151-14 55-63 92-105 92-29 0-50-18-50-55 1-10 0-14 3-32 14-54 27-108 41-163 5-15 5-19 36-19 11 0 14 0 14-8 0-5-5-5-6-5-12 0-42 1-54 1s-42-1-54-1c-3 0-8 0-8 8 0 5 4 5 12 5 1 0 8 0 16 0 8 1 12 1 12 7 0 3-5 21-8 30-3 13-6 25-9 37-4 16-24 96-25 103-4 12-4 18-4 25 0 51 38 81 83 81 52 0 105-48 118-103 13-50 25-99 38-149z">
              <text:p/>
            </draw:path>
            <draw:path draw:style-name="gr5" draw:text-style-name="P3" draw:layer="layout" svg:width="0.096cm" svg:height="0.419cm" svg:x="1.487cm" svg:y="2.675cm" svg:viewBox="0 0 97 420" svg:d="M97 415c0-1 0-1-6-8-53-54-67-133-67-198 0-73 17-146 68-197 5-6 5-6 5-7 0-4-1-5-3-5-5 0-42 29-68 83-21 45-26 92-26 126s5 84 28 132c25 52 61 79 66 79 2 0 3-1 3-5z">
              <text:p/>
            </draw:path>
            <draw:path draw:style-name="gr5" draw:text-style-name="P3" draw:layer="layout" svg:width="0.128cm" svg:height="0.266cm" svg:x="1.619cm" svg:y="2.728cm" svg:viewBox="0 0 129 267" svg:d="M77 95c13 0 26 0 39 0 9 0 13 0 13-9 0-5-4-5-12-5-12 0-24 0-37 0 15-59 17-68 17-70 0-7-5-11-12-11-1 0-13 0-17 14-5 23-11 45-16 67-14 0-27 0-40 0-8 0-12 0-12 9 0 5 4 5 12 5 12 0 25 0 37 0-31 118-32 125-32 134 0 22 15 38 38 38 43 0 67-61 67-65 0-3-3-3-5-3-3 0-4 1-7 4-18 45-39 54-54 54-9 0-13-4-13-19 0-9 1-13 3-20 10-41 20-82 31-123z">
              <text:p/>
            </draw:path>
            <draw:path draw:style-name="gr5" draw:text-style-name="P3" draw:layer="layout" svg:width="0.097cm" svg:height="0.419cm" svg:x="1.785cm" svg:y="2.675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custom-shape draw:style-name="gr2" draw:text-style-name="P2" draw:layer="layout" svg:width="0.2cm" svg:height="0.2cm" svg:x="2.151cm" svg:y="3.0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1cm" svg:y1="1.05cm" svg:x2="10.1cm" svg:y2="4.67cm">
          <text:p/>
        </draw:line>
        <draw:line draw:style-name="gr6" draw:text-style-name="P1" draw:layer="layout" svg:x1="2.24cm" svg:y1="1.038cm" svg:x2="11.73cm" svg:y2="1.038cm">
          <text:p/>
        </draw:line>
        <draw:line draw:style-name="gr1" draw:text-style-name="P1" draw:layer="layout" svg:x1="2.25cm" svg:y1="3.228cm" svg:x2="2.25cm" svg:y2="4.668cm">
          <text:p/>
        </draw:line>
        <draw:line draw:style-name="gr6" draw:text-style-name="P1" draw:layer="layout" svg:x1="2.241cm" svg:y1="4.638cm" svg:x2="11.731cm" svg:y2="4.638cm">
          <text:p/>
        </draw:line>
        <draw:custom-shape draw:style-name="gr7" draw:text-style-name="P2" draw:layer="layout" svg:width="0.5cm" svg:height="1.2cm" draw:transform="rotate (1.5707963267949) translate (6.921cm -1.7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R_{2}=1\,\mathrm{k\Omega}$§svg§600§TRUE§</svg:desc>
          <draw:g draw:style-name="gr4">
            <draw:path draw:style-name="gr5" draw:text-style-name="P3" draw:layer="layout" svg:width="0.3cm" svg:height="0.294cm" svg:x="6.6cm" svg:y="-1.541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5" draw:text-style-name="P3" draw:layer="layout" svg:width="0.13cm" svg:height="0.194cm" svg:x="6.921cm" svg:y="-1.388cm" svg:viewBox="0 0 131 195" svg:d="M131 141c-3 0-7 0-10 0-1 7-5 24-8 28-3 1-25 1-29 1-18 0-36 0-54 0 30-28 41-35 59-49 21-17 42-36 42-64 0-34-31-57-70-57-36 0-61 26-61 53 0 15 13 16 16 16 7 0 15-4 15-15 0-5-1-16-17-16 9-20 29-27 44-27 28 0 44 23 44 46 0 26-18 46-28 57-23 23-47 46-70 69-4 4-4 4-4 12 41 0 82 0 122 0 3-18 6-36 9-54z">
              <text:p/>
            </draw:path>
            <draw:path draw:style-name="gr5" draw:text-style-name="P3" draw:layer="layout" svg:width="0.278cm" svg:height="0.097cm" svg:x="7.233cm" svg:y="-1.41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5" draw:text-style-name="P3" draw:layer="layout" svg:width="0.138cm" svg:height="0.278cm" svg:x="7.691cm" svg:y="-1.534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5" draw:text-style-name="P3" draw:layer="layout" svg:width="0.202cm" svg:height="0.29cm" svg:x="7.947cm" svg:y="-1.546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5" draw:text-style-name="P3" draw:layer="layout" svg:width="0.265cm" svg:height="0.295cm" svg:x="8.176cm" svg:y="-1.551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g draw:style-name="gr3">
          <draw:custom-shape draw:style-name="gr8" draw:text-style-name="P4" draw:layer="layout" svg:width="0.75cm" svg:height="0.75cm" svg:x="5.75cm" svg:y="0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svg:title>TexMaths</svg:title>
            <svg:desc>12§latex§$A$§svg§600§TRUE§</svg:desc>
            <draw:g draw:style-name="gr4">
              <draw:path draw:style-name="gr5" draw:text-style-name="P3" draw:layer="layout" svg:width="0.286cm" svg:height="0.299cm" svg:x="5.98cm" svg:y="0.902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line draw:style-name="gr9" draw:text-style-name="P1" draw:layer="layout" svg:x1="3.583cm" svg:y1="-0.758cm" svg:x2="4.467cm" svg:y2="-1.642cm">
          <text:p/>
        </draw:line>
        <draw:g draw:style-name="gr3">
          <svg:title>TexMaths</svg:title>
          <svg:desc>12§latex§$I_{\mathrm{eff}}$§svg§600§TRUE§</svg:desc>
          <draw:g draw:style-name="gr4">
            <draw:path draw:style-name="gr5" draw:text-style-name="P3" draw:layer="layout" svg:width="0.193cm" svg:height="0.285cm" svg:x="6.542cm" svg:y="1.31cm" svg:viewBox="0 0 194 286" svg:d="M142 32c4-15 5-19 39-19 9 0 13 0 13-8 0-5-5-5-6-5-12 0-43 1-55 1-13 0-43-1-56-1-3 0-9 0-9 8 0 5 4 5 12 5 18 0 29 0 29 9 0 1 0 2-1 6-19 75-38 150-57 226-3 15-4 19-38 19-9 0-13 0-13 8 0 5 5 5 6 5 12 0 43-1 55-1 13 0 44 1 56 1 4 0 9 0 9-8 0-5-4-5-12-5-9 0-10 0-18 0-10-1-11-4-11-7 0-4 0-7 1-10 19-74 38-149 56-224z">
              <text:p/>
            </draw:path>
            <draw:path draw:style-name="gr5" draw:text-style-name="P3" draw:layer="layout" svg:width="0.125cm" svg:height="0.133cm" svg:x="6.724cm" svg:y="1.528cm" svg:viewBox="0 0 126 134" svg:d="M117 65c6 0 9 0 9-8 0-25-15-57-59-57-38 0-67 31-67 67 0 37 32 67 71 67 40 0 55-31 55-38 0-1-2-4-5-4-4 0-5 1-6 5-8 23-31 28-42 28-13 0-26-6-36-17-11-15-11-33-11-43 31 0 61 0 91 0zM26 56c4-40 30-48 41-48 36 0 37 41 38 48-26 0-52 0-79 0z">
              <text:p/>
            </draw:path>
            <draw:path draw:style-name="gr5" draw:text-style-name="P3" draw:layer="layout" svg:width="0.198cm" svg:height="0.206cm" svg:x="6.872cm" svg:y="1.452cm" svg:viewBox="0 0 199 207" svg:d="M142 91c13 0 25 0 38 0 0-4 0-7 0-11-13 0-26 0-39 0 0-11 0-21 0-32 0-28 16-40 29-40 2 0 5 0 8 2-4 2-7 7-7 12 0 8 7 13 15 13 7 0 13-5 13-13 0-14-13-22-29-22-11 0-24 4-34 12-10-10-27-12-39-12-31 0-72 14-72 48 0 11 0 21 0 32-8 0-17 0-25 0 0 4 0 7 0 11 8 0 17 0 25 0 0 31 0 61 0 92 0 13-2 13-21 13 0 4 0 8 0 11 10 0 20-1 32-1 11 0 23 0 33 1 0-3 0-7 0-11-19 0-22 0-22-13 0-31 0-61 0-92 24 0 48 0 73 0 0 31 0 61 0 92 0 13-3 13-22 13 0 4 0 8 0 11 1 0 22-1 34-1s25 0 38 1c0-3 0-7 0-11-2 0-4 0-6 0-22 0-22-3-22-13 0-31 0-61 0-92zM45 80c0-11 0-21 0-32 0-29 30-40 52-40 2 0 14 0 25 5-4 1-8 5-8 12 0 5 1 10 7 12-1 4-1 7-1 11 0 11 0 21 0 32-25 0-50 0-75 0z">
              <text:p/>
            </draw:path>
          </draw:g>
        </draw:g>
        <draw:frame draw:style-name="gr10" draw:text-style-name="P5" draw:layer="layout" svg:width="1.25cm" svg:height="0.725cm" svg:x="1.95cm" svg:y="5cm">
          <draw:text-box>
            <text:p><text:span text:style-name="T1">(a)</text:span></text:p>
          </draw:text-box>
        </draw:frame>
        <draw:custom-shape draw:style-name="gr7" draw:text-style-name="P2" draw:layer="layout" svg:width="0.5cm" svg:height="1.2cm" draw:transform="rotate (1.5707963267949) translate (5.542cm 4.9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R=10\,\mathrm{\Omega}$§svg§600§TRUE§</svg:desc>
          <draw:g draw:style-name="gr4">
            <draw:path draw:style-name="gr5" draw:text-style-name="P3" draw:layer="layout" svg:width="0.3cm" svg:height="0.294cm" svg:x="5.325cm" svg:y="3.863cm" svg:viewBox="0 0 301 295" svg:d="M140 29c3-10 4-15 12-16 4 0 18 0 27 0 30 0 76 0 76 41 0 14-7 43-24 60-10 10-33 24-70 24-16 0-32 0-48 0 9-37 18-73 27-109zM201 144c42-10 93-39 93-82 0-36-37-62-93-62-40 0-80 0-121 0-8 0-12 0-12 8 0 5 4 5 12 5 2 0 9 0 16 0 8 1 12 1 12 7 0 2 0 3-1 9-19 75-39 150-58 225-3 16-5 19-38 19-7 0-11 0-11 8 0 5 5 5 6 5 12 0 41-1 53-1s42 1 54 1c3 0 8 0 8-9 0-4-3-4-12-4-15 0-27 0-27-7 0-3 1-5 1-8 9-37 18-74 27-111 17 0 34 0 51 0 38 0 45 24 45 38 0 6-2 20-5 29-3 12-7 28-7 36 0 45 51 45 57 45 36 0 50-41 50-47s-3-4-5-6c-5 0-5 3-6 6-11 31-29 38-38 38-15 0-17-9-17-25 0-13 2-35 5-48 0-6 1-14 1-20 0-33-29-45-40-49z">
              <text:p/>
            </draw:path>
            <draw:path draw:style-name="gr5" draw:text-style-name="P3" draw:layer="layout" svg:width="0.28cm" svg:height="0.097cm" svg:x="5.771cm" svg:y="3.99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38cm" svg:height="0.278cm" svg:x="6.23cm" svg:y="3.87cm" svg:viewBox="0 0 139 279" svg:d="M86 11c0-11 0-11-9-11-27 26-64 26-77 26 0 5 0 9 0 13 8 0 32 0 55-10 0 72 0 145 0 217 0 15-1 20-39 20-5 0-9 0-14 0 0 4 0 8 0 13 15-2 52-2 69-2s53 0 68 2c0-5 0-9 0-13-5 0-9 0-14 0-37 0-39-4-39-20 0-78 0-157 0-235z">
              <text:p/>
            </draw:path>
            <draw:path draw:style-name="gr5" draw:text-style-name="P3" draw:layer="layout" svg:width="0.176cm" svg:height="0.287cm" svg:x="6.42cm" svg:y="3.87cm" svg:viewBox="0 0 177 288" svg:d="M177 145c0-34-2-67-16-98-21-41-54-47-72-47-25 0-57 11-73 49-15 30-16 62-16 96 0 31 1 69 19 101 18 34 48 42 69 42 22 0 55-8 74-49 13-28 15-61 15-94zM88 279c-16 0-41-10-48-51-5-25-5-63-5-88 0-28 0-55 3-78 8-49 40-54 50-54 14 0 42 9 50 49 3 24 3 57 3 83 0 31 0 60-3 86-7 41-31 53-50 53z">
              <text:p/>
            </draw:path>
            <draw:path draw:style-name="gr5" draw:text-style-name="P3" draw:layer="layout" svg:width="0.265cm" svg:height="0.294cm" svg:x="6.703cm" svg:y="3.853cm" svg:viewBox="0 0 266 295" svg:d="M266 227c-3 0-7 0-11 0-2 12-3 22-7 31-2 8-3 10-27 10-12 0-23 0-34 0 5-23 18-43 37-71 19-30 37-58 37-92 0-58-57-105-128-105-72 0-128 48-128 105 0 34 17 62 37 92 18 28 31 48 37 71-11 0-22 0-33 0-24 0-26-2-28-10-4-9-6-20-8-31-4 0-7 0-10 0 4 23 9 46 13 68 23 0 45 0 67 0 10 0 11 0 11-8 0-30-13-67-23-93-8-24-20-58-20-89 0-67 47-95 85-95 40 0 85 29 85 95 0 31-12 64-24 97-6 18-20 56-20 85 0 8 1 8 12 8 22 0 44 0 66 0 5-22 9-45 14-68z">
              <text:p/>
            </draw:path>
          </draw:g>
        </draw:g>
        <draw:g draw:style-name="gr3">
          <draw:g draw:style-name="gr3">
            <draw:custom-shape draw:style-name="gr11" draw:text-style-name="P1" draw:layer="layout" svg:width="0.54cm" svg:height="0.552cm" svg:x="9.849cm" svg:y="1.73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72cm" svg:y="1.754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49cm" svg:y="2.296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72cm" svg:y="2.32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49cm" svg:y="2.848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72cm" svg:y="2.872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5cm" svg:y="3.4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73cm" svg:y="3.42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6" draw:layer="layout" svg:width="0.15cm" svg:height="0.15cm" draw:transform="rotate (-1.5707963267949) translate (10.188cm 1.6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10.188cm 3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75cm" svg:height="0.962cm" svg:x="1.858cm" svg:y="2.35cm">
          <draw:text-box>
            <text:p><text:span text:style-name="T2">~</text:span></text:p>
          </draw:text-box>
        </draw:frame>
        <draw:line draw:style-name="gr6" draw:text-style-name="P1" draw:layer="layout" svg:x1="10.761cm" svg:y1="10.7cm" svg:x2="10.761cm" svg:y2="8.45cm">
          <text:p/>
        </draw:line>
        <draw:custom-shape draw:style-name="gr2" draw:text-style-name="P2" draw:layer="layout" svg:width="0.2cm" svg:height="0.2cm" svg:x="11.65cm" svg:y="0.9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65cm" svg:y="4.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5cm" svg:y1="4.628cm" svg:x2="4.75cm" svg:y2="6.068cm">
          <text:p/>
        </draw:line>
        <draw:line draw:style-name="gr1" draw:text-style-name="P1" draw:layer="layout" svg:x1="7.45cm" svg:y1="4.628cm" svg:x2="7.45cm" svg:y2="6.068cm">
          <text:p/>
        </draw:line>
        <draw:custom-shape draw:style-name="gr13" draw:text-style-name="P6" draw:layer="layout" svg:width="0.15cm" svg:height="0.15cm" draw:transform="rotate (-1.5707963267949) translate (10.188cm 4.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10.188cm 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7.53cm 4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4.83cm 4.5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35cm" svg:y="6.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65cm" svg:y="6.05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258cm" svg:y1="7.83cm" svg:x2="2.258cm" svg:y2="9.27cm">
          <text:p/>
        </draw:line>
        <draw:custom-shape draw:style-name="gr2" draw:text-style-name="P2" draw:layer="layout" svg:width="0.2cm" svg:height="0.2cm" svg:x="2.159cm" svg:y="9.2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12§latex§$U(t)$§svg§600§TRUE§</svg:desc>
          <draw:g draw:style-name="gr4">
            <draw:path draw:style-name="gr5" draw:text-style-name="P3" draw:layer="layout" svg:width="0.29cm" svg:height="0.295cm" svg:x="1.149cm" svg:y="9.506cm" svg:viewBox="0 0 291 296" svg:d="M239 44c4-18 12-30 45-31 3 0 7-1 7-8 0-1 0-5-4-5-15 0-29 1-44 1-14 0-30-1-44-1-2 0-7 0-7 8 0 5 5 5 7 5 24 0 29 9 29 18 0 1 0 7-1 8-13 51-25 101-38 151-14 55-63 92-105 92-29 0-50-18-50-55 1-10 0-14 3-32 14-54 27-108 41-163 5-15 5-19 36-19 11 0 14 0 14-8 0-5-5-5-6-5-12 0-42 1-54 1s-42-1-54-1c-3 0-8 0-8 8 0 5 4 5 12 5 1 0 8 0 16 0 8 1 12 1 12 7 0 3-5 21-8 30-3 13-6 25-9 37-4 16-24 96-25 103-4 12-4 18-4 25 0 51 38 81 83 81 52 0 105-48 118-103 13-50 25-99 38-149z">
              <text:p/>
            </draw:path>
            <draw:path draw:style-name="gr5" draw:text-style-name="P3" draw:layer="layout" svg:width="0.096cm" svg:height="0.419cm" svg:x="1.495cm" svg:y="9.477cm" svg:viewBox="0 0 97 420" svg:d="M97 415c0-1 0-1-6-8-53-54-67-133-67-198 0-73 17-146 68-197 5-6 5-6 5-7 0-4-1-5-3-5-5 0-42 29-68 83-21 45-26 92-26 126s5 84 28 132c25 52 61 79 66 79 2 0 3-1 3-5z">
              <text:p/>
            </draw:path>
            <draw:path draw:style-name="gr5" draw:text-style-name="P3" draw:layer="layout" svg:width="0.128cm" svg:height="0.266cm" svg:x="1.627cm" svg:y="9.53cm" svg:viewBox="0 0 129 267" svg:d="M77 95c13 0 26 0 39 0 9 0 13 0 13-9 0-5-4-5-12-5-12 0-24 0-37 0 15-59 17-68 17-70 0-7-5-11-12-11-1 0-13 0-17 14-5 23-11 45-16 67-14 0-27 0-40 0-8 0-12 0-12 9 0 5 4 5 12 5 12 0 25 0 37 0-31 118-32 125-32 134 0 22 15 38 38 38 43 0 67-61 67-65 0-3-3-3-5-3-3 0-4 1-7 4-18 45-39 54-54 54-9 0-13-4-13-19 0-9 1-13 3-20 10-41 20-82 31-123z">
              <text:p/>
            </draw:path>
            <draw:path draw:style-name="gr5" draw:text-style-name="P3" draw:layer="layout" svg:width="0.097cm" svg:height="0.419cm" svg:x="1.793cm" svg:y="9.477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custom-shape draw:style-name="gr2" draw:text-style-name="P2" draw:layer="layout" svg:width="0.2cm" svg:height="0.2cm" svg:x="2.159cm" svg:y="9.8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108cm" svg:y1="7.852cm" svg:x2="10.108cm" svg:y2="11.472cm">
          <text:p/>
        </draw:line>
        <draw:line draw:style-name="gr6" draw:text-style-name="P1" draw:layer="layout" svg:x1="2.248cm" svg:y1="7.84cm" svg:x2="12.887cm" svg:y2="7.84cm">
          <text:p/>
        </draw:line>
        <draw:line draw:style-name="gr1" draw:text-style-name="P1" draw:layer="layout" svg:x1="2.258cm" svg:y1="10.03cm" svg:x2="2.258cm" svg:y2="11.47cm">
          <text:p/>
        </draw:line>
        <draw:line draw:style-name="gr6" draw:text-style-name="P1" draw:layer="layout" svg:x1="2.249cm" svg:y1="11.44cm" svg:x2="12.888cm" svg:y2="11.44cm">
          <text:p/>
        </draw:line>
        <draw:g draw:style-name="gr3">
          <draw:custom-shape draw:style-name="gr8" draw:text-style-name="P4" draw:layer="layout" svg:width="0.75cm" svg:height="0.75cm" svg:x="5.758cm" svg:y="7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svg:title>TexMaths</svg:title>
            <svg:desc>12§latex§$A$§svg§600§TRUE§</svg:desc>
            <draw:g draw:style-name="gr4">
              <draw:path draw:style-name="gr5" draw:text-style-name="P3" draw:layer="layout" svg:width="0.286cm" svg:height="0.299cm" svg:x="5.988cm" svg:y="7.704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 draw:style-name="gr3">
          <svg:title>TexMaths</svg:title>
          <svg:desc>12§latex§$I_{\mathrm{eff}}$§svg§600§TRUE§</svg:desc>
          <draw:g draw:style-name="gr4">
            <draw:path draw:style-name="gr5" draw:text-style-name="P3" draw:layer="layout" svg:width="0.193cm" svg:height="0.285cm" svg:x="6.55cm" svg:y="8.112cm" svg:viewBox="0 0 194 286" svg:d="M142 32c4-15 5-19 39-19 9 0 13 0 13-8 0-5-5-5-6-5-12 0-43 1-55 1-13 0-43-1-56-1-3 0-9 0-9 8 0 5 4 5 12 5 18 0 29 0 29 9 0 1 0 2-1 6-19 75-38 150-57 226-3 15-4 19-38 19-9 0-13 0-13 8 0 5 5 5 6 5 12 0 43-1 55-1 13 0 44 1 56 1 4 0 9 0 9-8 0-5-4-5-12-5-9 0-10 0-18 0-10-1-11-4-11-7 0-4 0-7 1-10 19-74 38-149 56-224z">
              <text:p/>
            </draw:path>
            <draw:path draw:style-name="gr5" draw:text-style-name="P3" draw:layer="layout" svg:width="0.125cm" svg:height="0.133cm" svg:x="6.732cm" svg:y="8.33cm" svg:viewBox="0 0 126 134" svg:d="M117 65c6 0 9 0 9-8 0-25-15-57-59-57-38 0-67 31-67 67 0 37 32 67 71 67 40 0 55-31 55-38 0-1-2-4-5-4-4 0-5 1-6 5-8 23-31 28-42 28-13 0-26-6-36-17-11-15-11-33-11-43 31 0 61 0 91 0zM26 56c4-40 30-48 41-48 36 0 37 41 38 48-26 0-52 0-79 0z">
              <text:p/>
            </draw:path>
            <draw:path draw:style-name="gr5" draw:text-style-name="P3" draw:layer="layout" svg:width="0.198cm" svg:height="0.206cm" svg:x="6.88cm" svg:y="8.254cm" svg:viewBox="0 0 199 207" svg:d="M142 91c13 0 25 0 38 0 0-4 0-7 0-11-13 0-26 0-39 0 0-11 0-21 0-32 0-28 16-40 29-40 2 0 5 0 8 2-4 2-7 7-7 12 0 8 7 13 15 13 7 0 13-5 13-13 0-14-13-22-29-22-11 0-24 4-34 12-10-10-27-12-39-12-31 0-72 14-72 48 0 11 0 21 0 32-8 0-17 0-25 0 0 4 0 7 0 11 8 0 17 0 25 0 0 31 0 61 0 92 0 13-2 13-21 13 0 4 0 8 0 11 10 0 20-1 32-1 11 0 23 0 33 1 0-3 0-7 0-11-19 0-22 0-22-13 0-31 0-61 0-92 24 0 48 0 73 0 0 31 0 61 0 92 0 13-3 13-22 13 0 4 0 8 0 11 1 0 22-1 34-1s25 0 38 1c0-3 0-7 0-11-2 0-4 0-6 0-22 0-22-3-22-13 0-31 0-61 0-92zM45 80c0-11 0-21 0-32 0-29 30-40 52-40 2 0 14 0 25 5-4 1-8 5-8 12 0 5 1 10 7 12-1 4-1 7-1 11 0 11 0 21 0 32-25 0-50 0-75 0z">
              <text:p/>
            </draw:path>
          </draw:g>
        </draw:g>
        <draw:frame draw:style-name="gr10" draw:text-style-name="P5" draw:layer="layout" svg:width="1.25cm" svg:height="0.725cm" svg:x="1.958cm" svg:y="11.802cm">
          <draw:text-box>
            <text:p><text:span text:style-name="T1">(b)</text:span></text:p>
          </draw:text-box>
        </draw:frame>
        <draw:custom-shape draw:style-name="gr7" draw:text-style-name="P2" draw:layer="layout" svg:width="0.5cm" svg:height="1.2cm" draw:transform="rotate (1.5707963267949) translate (5.55cm 11.702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R=10\,\mathrm{\Omega}$§svg§600§TRUE§</svg:desc>
          <draw:g draw:style-name="gr4">
            <draw:path draw:style-name="gr5" draw:text-style-name="P3" draw:layer="layout" svg:width="0.3cm" svg:height="0.294cm" svg:x="5.332cm" svg:y="10.665cm" svg:viewBox="0 0 301 295" svg:d="M140 29c3-10 4-15 12-16 4 0 18 0 27 0 30 0 76 0 76 41 0 14-7 43-24 60-10 10-33 24-70 24-16 0-32 0-48 0 9-37 18-73 27-109zM201 144c42-10 93-39 93-82 0-36-37-62-93-62-40 0-80 0-121 0-8 0-12 0-12 8 0 5 4 5 12 5 2 0 9 0 16 0 8 1 12 1 12 7 0 2 0 3-1 9-19 75-39 150-58 225-3 16-5 19-38 19-7 0-11 0-11 8 0 5 5 5 6 5 12 0 41-1 53-1s42 1 54 1c3 0 8 0 8-9 0-4-3-4-12-4-15 0-27 0-27-7 0-3 1-5 1-8 9-37 18-74 27-111 17 0 34 0 51 0 38 0 45 24 45 38 0 6-2 20-5 29-3 12-7 28-7 36 0 45 51 45 57 45 36 0 50-41 50-47s-3-4-5-6c-5 0-5 3-6 6-11 31-29 38-38 38-15 0-17-9-17-25 0-13 2-35 5-48 0-6 1-14 1-20 0-33-29-45-40-49z">
              <text:p/>
            </draw:path>
            <draw:path draw:style-name="gr5" draw:text-style-name="P3" draw:layer="layout" svg:width="0.28cm" svg:height="0.097cm" svg:x="5.778cm" svg:y="10.79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38cm" svg:height="0.278cm" svg:x="6.237cm" svg:y="10.672cm" svg:viewBox="0 0 139 279" svg:d="M86 11c0-11 0-11-9-11-27 26-64 26-77 26 0 5 0 9 0 13 8 0 32 0 55-10 0 72 0 145 0 217 0 15-1 20-39 20-5 0-9 0-14 0 0 4 0 8 0 13 15-2 52-2 69-2s53 0 68 2c0-5 0-9 0-13-5 0-9 0-14 0-37 0-39-4-39-20 0-78 0-157 0-235z">
              <text:p/>
            </draw:path>
            <draw:path draw:style-name="gr5" draw:text-style-name="P3" draw:layer="layout" svg:width="0.176cm" svg:height="0.287cm" svg:x="6.427cm" svg:y="10.672cm" svg:viewBox="0 0 177 288" svg:d="M177 145c0-34-2-67-16-98-21-41-54-47-72-47-25 0-57 11-73 49-15 30-16 62-16 96 0 31 1 69 19 101 18 34 48 42 69 42 22 0 55-8 74-49 13-28 15-61 15-94zM88 279c-16 0-41-10-48-51-5-25-5-63-5-88 0-28 0-55 3-78 8-49 40-54 50-54 14 0 42 9 50 49 3 24 3 57 3 83 0 31 0 60-3 86-7 41-31 53-50 53z">
              <text:p/>
            </draw:path>
            <draw:path draw:style-name="gr5" draw:text-style-name="P3" draw:layer="layout" svg:width="0.265cm" svg:height="0.294cm" svg:x="6.71cm" svg:y="10.655cm" svg:viewBox="0 0 266 295" svg:d="M266 227c-3 0-7 0-11 0-2 12-3 22-7 31-2 8-3 10-27 10-12 0-23 0-34 0 5-23 18-43 37-71 19-30 37-58 37-92 0-58-57-105-128-105-72 0-128 48-128 105 0 34 17 62 37 92 18 28 31 48 37 71-11 0-22 0-33 0-24 0-26-2-28-10-4-9-6-20-8-31-4 0-7 0-10 0 4 23 9 46 13 68 23 0 45 0 67 0 10 0 11 0 11-8 0-30-13-67-23-93-8-24-20-58-20-89 0-67 47-95 85-95 40 0 85 29 85 95 0 31-12 64-24 97-6 18-20 56-20 85 0 8 1 8 12 8 22 0 44 0 66 0 5-22 9-45 14-68z">
              <text:p/>
            </draw:path>
          </draw:g>
        </draw:g>
        <draw:g draw:style-name="gr3">
          <draw:g draw:style-name="gr3">
            <draw:custom-shape draw:style-name="gr11" draw:text-style-name="P1" draw:layer="layout" svg:width="0.54cm" svg:height="0.552cm" svg:x="9.857cm" svg:y="8.532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8cm" svg:y="8.556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57cm" svg:y="9.098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8cm" svg:y="9.122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57cm" svg:y="9.65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8cm" svg:y="9.674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11" draw:text-style-name="P1" draw:layer="layout" svg:width="0.54cm" svg:height="0.552cm" svg:x="9.858cm" svg:y="10.202cm">
              <text:p/>
              <draw:enhanced-geometry draw:mirror-horizontal="true" draw:glue-point-type="segments" draw:type="mso-spt100" draw:modifiers="-90 89.37539285663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2" draw:layer="layout" svg:width="0.073cm" svg:height="0.514cm" svg:x="10.081cm" svg:y="10.22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6" draw:layer="layout" svg:width="0.15cm" svg:height="0.15cm" draw:transform="rotate (-1.5707963267949) translate (10.196cm 8.43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10.196cm 10.7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75cm" svg:height="0.962cm" svg:x="1.866cm" svg:y="9.152cm">
          <draw:text-box>
            <text:p><text:span text:style-name="T2">~</text:span></text:p>
          </draw:text-box>
        </draw:frame>
        <draw:custom-shape draw:style-name="gr2" draw:text-style-name="P2" draw:layer="layout" svg:width="0.2cm" svg:height="0.2cm" svg:x="12.858cm" svg:y="7.7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2.858cm" svg:y="11.3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58cm" svg:y1="11.43cm" svg:x2="4.758cm" svg:y2="12.87cm">
          <text:p/>
        </draw:line>
        <draw:line draw:style-name="gr1" draw:text-style-name="P1" draw:layer="layout" svg:x1="7.458cm" svg:y1="11.43cm" svg:x2="7.458cm" svg:y2="12.87cm">
          <text:p/>
        </draw:line>
        <draw:custom-shape draw:style-name="gr13" draw:text-style-name="P6" draw:layer="layout" svg:width="0.15cm" svg:height="0.15cm" draw:transform="rotate (-1.5707963267949) translate (10.196cm 11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10.196cm 7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7.538cm 11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draw:transform="rotate (-1.5707963267949) translate (4.838cm 11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358cm" svg:y="12.8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658cm" svg:y="12.85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1.2cm" draw:transform="rotate (1.5707963267949) translate (11.051cm 8.11cm)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2§latex§$R_{S}=9\,\mathrm{M\Omega}$§svg§600§TRUE§</svg:desc>
          <draw:g draw:style-name="gr4">
            <draw:path draw:style-name="gr5" draw:text-style-name="P3" draw:layer="layout" svg:width="0.3cm" svg:height="0.295cm" svg:x="10.634cm" svg:y="7.074cm" svg:viewBox="0 0 301 296" svg:d="M142 29c2-10 3-15 10-16 5 0 18 0 27 0 30 0 77 0 77 41 0 14-8 44-24 60-11 10-33 25-71 25-16 0-31 0-47 0 9-37 18-74 28-110zM202 144c43-10 92-39 92-82 0-36-37-62-92-62-40 0-80 0-120 0-9 0-14 0-14 8 0 5 5 5 12 5 2 0 10 0 17 0 7 1 11 3 11 7 0 2 0 4-1 9-19 75-38 150-57 225-4 17-6 19-38 19-8 0-12 0-12 8 0 5 5 5 6 5 12 0 41-1 53-1 11 0 42 1 54 1 3 0 8 0 8-8 0-5-3-5-12-5-15 0-27 0-27-7 0-3 1-5 1-7 9-38 19-75 29-112 16 0 32 0 49 0 38 0 47 24 47 39 0 6-4 19-6 28-4 12-8 28-8 36 0 46 51 46 57 46 36 0 50-42 50-48 0-5-3-3-5-5-3 0-5 2-6 5-9 31-28 38-38 38-13 0-17-8-17-25 0-13 3-35 5-48 0-6 1-14 1-19 0-32-27-46-39-50z">
              <text:p/>
            </draw:path>
            <draw:path draw:style-name="gr5" draw:text-style-name="P3" draw:layer="layout" svg:width="0.186cm" svg:height="0.212cm" svg:x="10.959cm" svg:y="7.216cm" svg:viewBox="0 0 187 213" svg:d="M187 5c0-3-1-5-3-5s-3 1-6 5c-5 5-10 11-15 17-11-16-30-22-48-22-41 0-78 34-78 68 0 4 1 16 10 27 9 12 20 14 41 19 6 1 20 5 25 6 9 2 27 8 27 31 0 24-25 51-58 51-27 0-58-9-58-42 0-2 1-9 2-14 0-1 0-1 0-2 0-4-3-4-4-4-4 0-5 1-6 6-5 20-10 39-15 59 0 1-1 3-1 4 0 2 1 4 4 4 2 0 2 0 6-5 3-3 12-12 14-15 16 16 38 20 56 20 45 0 81-38 81-73 0-13-5-25-12-31-10-11-15-12-53-20-6-3-16-5-18-5-7-4-20-11-20-28 0-22 26-46 57-46 33 0 47 18 47 46 0 4-1 10-1 13 0 4 3 4 6 4s3-1 5-6c5-21 10-41 15-62z">
              <text:p/>
            </draw:path>
            <draw:path draw:style-name="gr5" draw:text-style-name="P3" draw:layer="layout" svg:width="0.28cm" svg:height="0.097cm" svg:x="11.321cm" svg:y="7.20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74cm" svg:height="0.287cm" svg:x="11.76cm" svg:y="7.081cm" svg:viewBox="0 0 175 288" svg:d="M138 146c0 4 0 9 0 13 0 98-44 118-68 118-8 0-30 0-42-15 19 0 21-13 21-20 0-12-9-19-19-19-6 0-19 4-19 20 0 29 23 45 59 45 54 0 105-57 105-147 0-112-48-141-86-141-23 0-43 7-61 26s-28 36-28 69c0 52 37 93 85 93 25 0 42-18 53-42zM85 178c-7 0-26 0-39-26-8-16-8-37-8-57 0-23 0-42 9-58 12-21 27-26 42-26 20 0 33 14 41 32 4 14 7 41 7 60 0 35-15 75-52 75z">
              <text:p/>
            </draw:path>
            <draw:path draw:style-name="gr5" draw:text-style-name="P3" draw:layer="layout" svg:width="0.354cm" svg:height="0.285cm" svg:x="12.04cm" svg:y="7.074cm" svg:viewBox="0 0 355 286" svg:d="M86 10c-4-10-6-10-15-10-24 0-47 0-71 0 0 4 0 9 0 13 3 0 6 0 10 0 32 0 33 5 33 19 0 71 0 141 0 211 0 11 0 30-43 30 0 4 0 9 0 13 14 0 35-1 49-1 15 0 35 1 49 1 0-4 0-9 0-13-43 0-43-19-43-30 0-75 0-151 0-226 34 87 68 174 102 261 3 5 4 8 9 8 4 0 6-2 7-7 35-89 69-177 104-266 0 80 0 161 0 241 0 15-1 19-33 19-4 0-7 0-10 0 0 4 0 9 0 13 16-1 44-1 60-1s45 0 61 1c0-4 0-9 0-13-4 0-7 0-11 0-32 0-33-4-33-19 0-74 0-148 0-222 0-14 1-19 33-19 4 0 7 0 11 0 0-4 0-9 0-13-24 0-48 0-72 0-11 0-11 0-13 8-31 79-62 158-92 236-31-78-61-156-92-234z">
              <text:p/>
            </draw:path>
            <draw:path draw:style-name="gr5" draw:text-style-name="P3" draw:layer="layout" svg:width="0.266cm" svg:height="0.295cm" svg:x="12.429cm" svg:y="7.064cm" svg:viewBox="0 0 267 296" svg:d="M267 229c-3 0-7 0-10 0-3 10-4 20-7 30-3 7-4 10-29 10-11 0-23 0-34 0 6-24 19-44 39-71 19-30 37-59 37-93 0-58-58-105-129-105-73 0-128 48-128 105 0 34 17 63 37 93 18 27 31 47 37 71-11 0-22 0-33 0-25 0-27-3-29-10-2-10-5-21-7-30-4 0-7 0-11 0 5 22 10 44 14 67 23 0 45 0 68 0 9 0 10 0 10-9 0-30-13-66-22-93-9-24-21-58-21-89 0-67 46-95 84-95 41 0 85 30 85 95 0 31-10 64-22 98-8 17-21 56-21 84 0 9 1 9 11 9 22 0 45 0 67 0 5-23 10-45 14-67z">
              <text:p/>
            </draw:path>
          </draw:g>
        </draw:g>
        <draw:g draw:style-name="gr3">
          <svg:title>TexMaths</svg:title>
          <svg:desc>12§latex§$U_{R}(t)$§svg§600§TRUE§</svg:desc>
          <draw:g draw:style-name="gr4">
            <draw:path draw:style-name="gr5" draw:text-style-name="P3" draw:layer="layout" svg:width="0.291cm" svg:height="0.295cm" svg:x="5.677cm" svg:y="6.003cm" svg:viewBox="0 0 292 296" svg:d="M240 44c3-18 12-30 45-31 1 0 7-1 7-8 0-1 0-5-6-5-14 0-28 1-43 1-14 0-30-1-43-1-2 0-8 0-8 8 0 5 5 5 8 5 24 0 29 9 29 18 0 1-1 7-1 8-13 51-26 101-39 151-14 55-62 92-105 92-28 0-50-18-50-55 1-10 0-14 3-32 14-54 28-108 42-163 4-15 4-19 35-19 11 0 14 0 14-8 0-5-5-5-6-5-12 0-42 1-54 1s-42-1-54-1c-3 0-8 0-8 8 0 5 4 5 12 5 1 0 8 0 16 0 8 1 12 1 12 7 0 3-5 21-8 30-3 13-6 25-9 37-4 16-24 96-25 103-4 12-4 18-4 25 0 51 38 81 83 81 52 0 105-48 118-103 13-50 26-99 39-149z">
              <text:p/>
            </draw:path>
            <draw:path draw:style-name="gr5" draw:text-style-name="P3" draw:layer="layout" svg:width="0.228cm" svg:height="0.206cm" svg:x="5.957cm" svg:y="6.151cm" svg:viewBox="0 0 229 207" svg:d="M101 20c2-8 2-8 9-9 6 0 12 0 18 0 28 0 63 0 63 30 0 12-6 31-21 42-12 8-30 13-50 13-13 0-26 0-39 0 7-25 13-51 20-76zM155 101c34-9 65-29 65-56 0-25-29-45-73-45-30 0-60 0-89 0-6 0-10 0-10 7 0 4 4 4 10 4 3 0 6 0 10 0 6 1 7 1 7 5 0 2 0 2-1 6-13 52-26 104-39 156-3 10-4 12-27 12-4 0-8 0-8 6 0 4 2 5 5 5 6 0 12-1 18-1s14 0 19 0c6 0 13 0 19 0s13 1 20 1c2 0 6 0 6-6 0-5-3-5-9-5-5 0-6 0-12-1-6 0-6-1-6-3s0-3 1-8c6-24 12-49 18-74 14 0 27 0 41 0 25 0 36 13 36 26 0 5-3 15-4 22-3 13-5 17-5 23 0 22 22 32 44 32 26 0 38-29 38-35 0-1 0-3-5-3-4 0-5 1-5 5-5 13-15 25-27 25-9 0-13-4-13-19 0-8 1-24 2-32 1-7 1-10 1-13s0-13-8-21c-5-7-13-11-19-13z">
              <text:p/>
            </draw:path>
            <draw:path draw:style-name="gr5" draw:text-style-name="P3" draw:layer="layout" svg:width="0.096cm" svg:height="0.419cm" svg:x="6.255cm" svg:y="5.974cm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5" draw:text-style-name="P3" draw:layer="layout" svg:width="0.127cm" svg:height="0.266cm" svg:x="6.386cm" svg:y="6.027cm" svg:viewBox="0 0 128 267" svg:d="M77 95c13 0 26 0 39 0 9 0 12 0 12-9 0-5-3-5-11-5-12 0-24 0-37 0 15-59 17-68 17-70 0-7-5-11-12-11-1 0-13 0-17 14-5 23-11 45-16 67-14 0-27 0-40 0-8 0-12 0-12 9 0 5 2 5 11 5 12 0 25 0 37 0-30 118-31 125-31 134 0 22 15 38 38 38 43 0 67-61 67-65 0-3-3-3-5-3-4 0-4 1-7 4-18 45-39 54-54 54-9 0-13-4-13-19 0-9 0-13 3-20 10-41 20-82 31-123z">
              <text:p/>
            </draw:path>
            <draw:path draw:style-name="gr5" draw:text-style-name="P3" draw:layer="layout" svg:width="0.097cm" svg:height="0.419cm" svg:x="6.552cm" svg:y="5.974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g draw:style-name="gr3">
          <svg:title>TexMaths</svg:title>
          <svg:desc>12§latex§$U_{L}(t)$§svg§600§TRUE§</svg:desc>
          <draw:g draw:style-name="gr4">
            <draw:path draw:style-name="gr5" draw:text-style-name="P3" draw:layer="layout" svg:width="0.29cm" svg:height="0.295cm" svg:x="11.48cm" svg:y="2.668cm" svg:viewBox="0 0 291 296" svg:d="M238 44c5-16 12-30 46-31 2 0 7 0 7-8-1-2 0-5-5-5-14 0-28 1-43 1-14 0-30-1-44-1-2 0-7 0-7 8 0 5 5 5 7 5 24 1 29 10 29 19 0 2 0 8-1 9-13 50-25 99-38 149-14 57-63 93-105 93-29 0-52-18-52-54 0-2 0-15 5-33 14-54 27-109 41-164 3-14 5-19 36-19 11 0 14 0 14-8 0-5-5-5-6-5-12 0-42 1-54 1s-42-1-54-1c-3 0-8 0-8 8 0 5 4 5 12 5 5 1 8 0 16 1 7 2 12 2 12 8 0 2-5 19-8 28-3 13-6 25-9 37-4 17-24 96-27 105-2 12-2 18-2 23 0 52 38 81 83 81 52 0 105-47 118-103 13-50 25-99 37-149z">
              <text:p/>
            </draw:path>
            <draw:path draw:style-name="gr5" draw:text-style-name="P3" draw:layer="layout" svg:width="0.191cm" svg:height="0.199cm" svg:x="11.759cm" svg:y="2.817cm" svg:viewBox="0 0 192 200" svg:d="M101 24c3-11 3-14 31-14 9 0 12 0 12-6-2-2 0-4-5-4-7 0-14 0-22 0-7 1-16 1-24 1-6 0-14-1-20-1s-13 0-19 0c-1 0-6 0-6 6 0 4 4 4 10 4 3 0 6 0 10 1 6 0 8 1 8 3s0 3-2 8c-13 51-26 103-39 155-3 10-4 12-27 12-4 0-8 0-8 6 0 5 4 5 8 5 50 0 99 0 149 0 7 0 7 0 10-6 3-8 25-65 25-67 0-1 0-4-5-4-4 0-4 2-6 6-11 28-24 60-78 60-11 0-22 0-33 0-9 0-10 0-10-2 0-1 0-3 1-6 13-53 26-105 40-157z">
              <text:p/>
            </draw:path>
            <draw:path draw:style-name="gr5" draw:text-style-name="P3" draw:layer="layout" svg:width="0.096cm" svg:height="0.418cm" svg:x="12.033cm" svg:y="2.64cm" svg:viewBox="0 0 97 419" svg:d="M97 414c0-1 0-1-6-8-53-53-67-132-67-196 0-74 17-147 68-199 5-5 5-5 5-7 0-3-1-4-4-4-4 0-41 29-67 81-21 47-26 94-26 129 0 32 5 83 28 130 25 51 61 79 65 79 3 0 4-1 4-5z">
              <text:p/>
            </draw:path>
            <draw:path draw:style-name="gr5" draw:text-style-name="P3" draw:layer="layout" svg:width="0.128cm" svg:height="0.266cm" svg:x="12.164cm" svg:y="2.691cm" svg:viewBox="0 0 129 267" svg:d="M77 96c13 0 26 0 39 0 9 0 13 0 13-10 0-3-4-3-12-3-12 0-24 0-37 0 16-60 17-69 17-71 0-7-5-12-12-12-1 0-13 1-17 16-5 22-11 44-16 67-14 0-27 0-40 0-8 0-12 0-12 7 0 6 4 6 12 6 12 0 25 0 37 0-31 118-32 125-32 133 0 22 15 38 38 38 43 0 67-61 67-65 0-3-3-3-5-3-3 0-4 1-6 6-19 43-40 54-55 54-8 0-13-6-13-20 0-10 1-13 3-20 10-41 20-82 31-123z">
              <text:p/>
            </draw:path>
            <draw:path draw:style-name="gr5" draw:text-style-name="P3" draw:layer="layout" svg:width="0.096cm" svg:height="0.418cm" svg:x="12.331cm" svg:y="2.64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 draw:style-name="gr3">
          <svg:title>TexMaths</svg:title>
          <svg:desc>12§latex§$U_{L}(t)$§svg§600§TRUE§</svg:desc>
          <draw:g draw:style-name="gr4">
            <draw:path draw:style-name="gr5" draw:text-style-name="P3" draw:layer="layout" svg:width="0.29cm" svg:height="0.295cm" svg:x="12.281cm" svg:y="9.409cm" svg:viewBox="0 0 291 296" svg:d="M238 44c5-16 12-30 46-31 2 0 7 0 7-8-1-2 0-5-5-5-14 0-28 1-43 1-14 0-30-1-44-1-2 0-7 0-7 8 0 5 5 5 7 5 24 1 29 10 29 19 0 2 0 8-1 9-13 50-25 99-38 149-14 57-63 93-105 93-29 0-52-18-52-54 0-2 0-15 5-33 14-54 27-109 41-164 3-14 5-19 36-19 11 0 14 0 14-8 0-5-5-5-6-5-12 0-42 1-54 1s-42-1-54-1c-3 0-8 0-8 8 0 5 4 5 12 5 5 1 8 0 16 1 7 2 12 2 12 8 0 2-5 19-8 28-3 13-6 25-9 37-4 17-24 96-27 105-2 12-2 18-2 23 0 52 38 81 83 81 52 0 105-47 118-103 13-50 25-99 37-149z">
              <text:p/>
            </draw:path>
            <draw:path draw:style-name="gr5" draw:text-style-name="P3" draw:layer="layout" svg:width="0.191cm" svg:height="0.199cm" svg:x="12.56cm" svg:y="9.558cm" svg:viewBox="0 0 192 200" svg:d="M101 24c3-11 3-14 31-14 9 0 12 0 12-6-2-2 0-4-5-4-7 0-14 0-22 0-7 1-16 1-24 1-6 0-14-1-20-1s-13 0-19 0c-1 0-6 0-6 6 0 4 4 4 10 4 3 0 6 0 10 1 6 0 8 1 8 3s0 3-2 8c-13 51-26 103-39 155-3 10-4 12-27 12-4 0-8 0-8 6 0 5 4 5 8 5 50 0 99 0 149 0 7 0 7 0 10-6 3-8 25-65 25-67 0-1 0-4-5-4-4 0-4 2-6 6-11 28-24 60-78 60-11 0-22 0-33 0-9 0-10 0-10-2 0-1 0-3 1-6 13-53 26-105 40-157z">
              <text:p/>
            </draw:path>
            <draw:path draw:style-name="gr5" draw:text-style-name="P3" draw:layer="layout" svg:width="0.096cm" svg:height="0.418cm" svg:x="12.834cm" svg:y="9.381cm" svg:viewBox="0 0 97 419" svg:d="M97 414c0-1 0-1-6-8-53-53-67-132-67-196 0-74 17-147 68-199 5-5 5-5 5-7 0-3-1-4-4-4-4 0-41 29-67 81-21 47-26 94-26 129 0 32 5 83 28 130 25 51 61 79 65 79 3 0 4-1 4-5z">
              <text:p/>
            </draw:path>
            <draw:path draw:style-name="gr5" draw:text-style-name="P3" draw:layer="layout" svg:width="0.128cm" svg:height="0.266cm" svg:x="12.965cm" svg:y="9.432cm" svg:viewBox="0 0 129 267" svg:d="M77 96c13 0 26 0 39 0 9 0 13 0 13-10 0-3-4-3-12-3-12 0-24 0-37 0 16-60 17-69 17-71 0-7-5-12-12-12-1 0-13 1-17 16-5 22-11 44-16 67-14 0-27 0-40 0-8 0-12 0-12 7 0 6 4 6 12 6 12 0 25 0 37 0-31 118-32 125-32 133 0 22 15 38 38 38 43 0 67-61 67-65 0-3-3-3-5-3-3 0-4 1-6 6-19 43-40 54-55 54-8 0-13-6-13-20 0-10 1-13 3-20 10-41 20-82 31-123z">
              <text:p/>
            </draw:path>
            <draw:path draw:style-name="gr5" draw:text-style-name="P3" draw:layer="layout" svg:width="0.096cm" svg:height="0.418cm" svg:x="13.132cm" svg:y="9.381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 draw:style-name="gr3">
          <svg:title>TexMaths</svg:title>
          <svg:desc>12§latex§$U_{R}(t)$§svg§600§TRUE§</svg:desc>
          <draw:g draw:style-name="gr4">
            <draw:path draw:style-name="gr5" draw:text-style-name="P3" draw:layer="layout" svg:width="0.291cm" svg:height="0.295cm" svg:x="5.678cm" svg:y="12.804cm" svg:viewBox="0 0 292 296" svg:d="M240 44c3-18 12-30 45-31 1 0 7-1 7-8 0-1 0-5-6-5-14 0-28 1-43 1-14 0-30-1-43-1-2 0-8 0-8 8 0 5 5 5 8 5 24 0 29 9 29 18 0 1-1 7-1 8-13 51-26 101-39 151-14 55-62 92-105 92-28 0-50-18-50-55 1-10 0-14 3-32 14-54 28-108 42-163 4-15 4-19 35-19 11 0 14 0 14-8 0-5-5-5-6-5-12 0-42 1-54 1s-42-1-54-1c-3 0-8 0-8 8 0 5 4 5 12 5 1 0 8 0 16 0 8 1 12 1 12 7 0 3-5 21-8 30-3 13-6 25-9 37-4 16-24 96-25 103-4 12-4 18-4 25 0 51 38 81 83 81 52 0 105-48 118-103 13-50 26-99 39-149z">
              <text:p/>
            </draw:path>
            <draw:path draw:style-name="gr5" draw:text-style-name="P3" draw:layer="layout" svg:width="0.228cm" svg:height="0.206cm" svg:x="5.958cm" svg:y="12.952cm" svg:viewBox="0 0 229 207" svg:d="M101 20c2-8 2-8 9-9 6 0 12 0 18 0 28 0 63 0 63 30 0 12-6 31-21 42-12 8-30 13-50 13-13 0-26 0-39 0 7-25 13-51 20-76zM155 101c34-9 65-29 65-56 0-25-29-45-73-45-30 0-60 0-89 0-6 0-10 0-10 7 0 4 4 4 10 4 3 0 6 0 10 0 6 1 7 1 7 5 0 2 0 2-1 6-13 52-26 104-39 156-3 10-4 12-27 12-4 0-8 0-8 6 0 4 2 5 5 5 6 0 12-1 18-1s14 0 19 0c6 0 13 0 19 0s13 1 20 1c2 0 6 0 6-6 0-5-3-5-9-5-5 0-6 0-12-1-6 0-6-1-6-3s0-3 1-8c6-24 12-49 18-74 14 0 27 0 41 0 25 0 36 13 36 26 0 5-3 15-4 22-3 13-5 17-5 23 0 22 22 32 44 32 26 0 38-29 38-35 0-1 0-3-5-3-4 0-5 1-5 5-5 13-15 25-27 25-9 0-13-4-13-19 0-8 1-24 2-32 1-7 1-10 1-13s0-13-8-21c-5-7-13-11-19-13z">
              <text:p/>
            </draw:path>
            <draw:path draw:style-name="gr5" draw:text-style-name="P3" draw:layer="layout" svg:width="0.096cm" svg:height="0.419cm" svg:x="6.256cm" svg:y="12.775cm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5" draw:text-style-name="P3" draw:layer="layout" svg:width="0.127cm" svg:height="0.266cm" svg:x="6.387cm" svg:y="12.828cm" svg:viewBox="0 0 128 267" svg:d="M77 95c13 0 26 0 39 0 9 0 12 0 12-9 0-5-3-5-11-5-12 0-24 0-37 0 15-59 17-68 17-70 0-7-5-11-12-11-1 0-13 0-17 14-5 23-11 45-16 67-14 0-27 0-40 0-8 0-12 0-12 9 0 5 2 5 11 5 12 0 25 0 37 0-30 118-31 125-31 134 0 22 15 38 38 38 43 0 67-61 67-65 0-3-3-3-5-3-4 0-4 1-7 4-18 45-39 54-54 54-9 0-13-4-13-19 0-9 0-13 3-20 10-41 20-82 31-123z">
              <text:p/>
            </draw:path>
            <draw:path draw:style-name="gr5" draw:text-style-name="P3" draw:layer="layout" svg:width="0.097cm" svg:height="0.419cm" svg:x="6.553cm" svg:y="12.775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g draw:style-name="gr3">
          <svg:title>TexMaths</svg:title>
          <svg:desc>12§latex§$R_{L}$§svg§600§TRUE§</svg:desc>
          <draw:g draw:style-name="gr4">
            <draw:path draw:style-name="gr5" draw:text-style-name="P3" draw:layer="layout" svg:width="0.299cm" svg:height="0.294cm" svg:x="9.226cm" svg:y="2.655cm" svg:viewBox="0 0 300 295" svg:d="M140 29c3-10 4-15 12-16 4 0 17 0 25 0 30 0 77 0 77 42 0 14-6 43-23 59-11 12-33 25-70 25-16 0-32 0-48 0 9-37 18-74 27-110zM201 143c42-8 93-38 93-80 0-36-39-63-94-63-40 0-80 0-120 0-8 0-12 0-12 8 0 5 4 5 12 5 1 0 9 0 16 1 8 0 12 2 12 6 0 3 0 4-1 9-19 75-38 150-57 224-4 17-6 20-38 20-8 0-12 0-12 8 0 5 5 5 6 5 12 0 41-1 53-1s42 1 54 1c3 0 8 0 8-9 0-4-4-4-12-4-16 0-28 0-28-8 0-2 2-4 2-7 9-37 18-74 27-111 17 0 34 0 51 0 38 0 45 24 45 38 0 7-3 19-6 29-2 12-6 28-6 36 0 45 50 45 55 45 36 0 51-42 51-48 0-4-4-4-5-4-4 0-5 2-5 4-11 32-29 39-38 39-15 0-17-9-17-25 0-14 2-35 3-48 2-6 3-15 3-19 0-33-29-46-40-51z">
              <text:p/>
            </draw:path>
            <draw:path draw:style-name="gr5" draw:text-style-name="P3" draw:layer="layout" svg:width="0.191cm" svg:height="0.2cm" svg:x="9.548cm" svg:y="2.803cm" svg:viewBox="0 0 192 201" svg:d="M101 25c2-11 3-14 31-14 8 0 12 0 12-6-2-2-1-5-6-5-6 0-15 1-22 1s-15 0-23 0c-7 0-14 0-20 0s-13-1-19-1c-2 0-6 0-6 7 0 4 4 4 8 4 2 0 6 0 12 1 6 0 6 1 6 4 0 1 0 2-1 7-13 52-25 103-38 155-3 10-4 12-27 12-4 0-8 0-8 6 0 5 4 5 8 5 50 0 99 0 149 0 7 0 7 0 10-6 2-8 25-65 25-67 0-1-1-5-5-5s-5 3-6 7c-12 28-24 60-78 60-11 0-22 0-33 0-10 0-10 0-10-2 0-1 0-3 1-7 13-52 26-104 40-156z">
              <text:p/>
            </draw:path>
          </draw:g>
        </draw:g>
        <draw:g draw:style-name="gr3">
          <svg:title>TexMaths</svg:title>
          <svg:desc>12§latex§$R_{L}$§svg§600§TRUE§</svg:desc>
          <draw:g draw:style-name="gr4">
            <draw:path draw:style-name="gr5" draw:text-style-name="P3" draw:layer="layout" svg:width="0.299cm" svg:height="0.294cm" svg:x="9.226cm" svg:y="9.356cm" svg:viewBox="0 0 300 295" svg:d="M140 29c3-10 4-15 12-16 4 0 17 0 25 0 30 0 77 0 77 42 0 14-6 43-23 59-11 12-33 25-70 25-16 0-32 0-48 0 9-37 18-74 27-110zM201 143c42-8 93-38 93-80 0-36-39-63-94-63-40 0-80 0-120 0-8 0-12 0-12 8 0 5 4 5 12 5 1 0 9 0 16 1 8 0 12 2 12 6 0 3 0 4-1 9-19 75-38 150-57 224-4 17-6 20-38 20-8 0-12 0-12 8 0 5 5 5 6 5 12 0 41-1 53-1s42 1 54 1c3 0 8 0 8-9 0-4-4-4-12-4-16 0-28 0-28-8 0-2 2-4 2-7 9-37 18-74 27-111 17 0 34 0 51 0 38 0 45 24 45 38 0 7-3 19-6 29-2 12-6 28-6 36 0 45 50 45 55 45 36 0 51-42 51-48 0-4-4-4-5-4-4 0-5 2-5 4-11 32-29 39-38 39-15 0-17-9-17-25 0-14 2-35 3-48 2-6 3-15 3-19 0-33-29-46-40-51z">
              <text:p/>
            </draw:path>
            <draw:path draw:style-name="gr5" draw:text-style-name="P3" draw:layer="layout" svg:width="0.191cm" svg:height="0.2cm" svg:x="9.548cm" svg:y="9.504cm" svg:viewBox="0 0 192 201" svg:d="M101 25c2-11 3-14 31-14 8 0 12 0 12-6-2-2-1-5-6-5-6 0-15 1-22 1s-15 0-23 0c-7 0-14 0-20 0s-13-1-19-1c-2 0-6 0-6 7 0 4 4 4 8 4 2 0 6 0 12 1 6 0 6 1 6 4 0 1 0 2-1 7-13 52-25 103-38 155-3 10-4 12-27 12-4 0-8 0-8 6 0 5 4 5 8 5 50 0 99 0 149 0 7 0 7 0 10-6 2-8 25-65 25-67 0-1-1-5-5-5s-5 3-6 7c-12 28-24 60-78 60-11 0-22 0-33 0-10 0-10 0-10-2 0-1 0-3 1-7 13-52 26-104 40-15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0T10:24:19.404773194</dc:date>
    <meta:editing-duration>P1DT17H43M13S</meta:editing-duration>
    <meta:editing-cycles>68</meta:editing-cycles>
    <meta:generator>LibreOffice/24.2.5.2$Linux_X86_64 LibreOffice_project/420$Build-2</meta:generator>
    <meta:print-date>2024-09-10T09:37:19.189461337</meta:print-date>
    <meta:printed-by>PDF-Dateien</meta:printed-by>
    <meta:document-statistic meta:object-count="172"/>
  </office:meta>
</office:document-meta>
</file>